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6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5cm" fo:min-width="4.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2.73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236cm" fo:min-width="1.69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95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draw:fill="non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cm" svg:height="2.7cm" svg:x="5.5cm" svg:y="2.1cm">
          <text:p text:style-name="P1">EXCHAN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cm" svg:height="2.7cm" svg:x="5.5cm" svg:y="8.1cm">
          <text:p text:style-name="P1">PAI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cm" svg:height="2.7cm" svg:x="5.4cm" svg:y="14.1cm">
          <text:p text:style-name="P1">TRAD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cm" svg:y1="4.8cm" svg:x2="8.9cm" svg:y2="8.2cm">
          <text:p/>
        </draw:line>
        <draw:line draw:style-name="gr2" draw:text-style-name="P3" draw:layer="layout" svg:x1="9cm" svg:y1="10.8cm" svg:x2="9cm" svg:y2="14.1cm">
          <text:p/>
        </draw:line>
        <draw:custom-shape draw:style-name="gr3" draw:text-style-name="P2" draw:layer="layout" svg:width="4.7cm" svg:height="1.8cm" svg:x="14.6cm" svg:y="12.3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8cm" svg:x="14.4cm" svg:y="8.6cm">
          <text:p text:style-name="P1">ORDER BOO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8cm" svg:x="14.5cm" svg:y="4.6cm">
          <text:p text:style-name="P1">TICK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cm" svg:y1="3.2cm" svg:x2="2.3cm" svg:y2="3.2cm">
          <text:p/>
        </draw:line>
        <draw:line draw:style-name="gr2" draw:text-style-name="P3" draw:layer="layout" svg:x1="2.3cm" svg:y1="3.2cm" svg:x2="2.4cm" svg:y2="24.3cm">
          <text:p/>
        </draw:line>
        <draw:line draw:style-name="gr2" draw:text-style-name="P3" draw:layer="layout" svg:x1="12.6cm" svg:y1="8.1cm" svg:x2="14.5cm" svg:y2="5.5cm">
          <text:p/>
        </draw:line>
        <draw:line draw:style-name="gr2" draw:text-style-name="P3" draw:layer="layout" svg:x1="12.6cm" svg:y1="9.5cm" svg:x2="14.5cm" svg:y2="9.5cm">
          <text:p/>
        </draw:line>
        <draw:custom-shape draw:style-name="gr4" draw:text-style-name="P1" draw:layer="layout" svg:width="3.7cm" svg:height="0.4cm" svg:x="2.4cm" svg:y="21.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7cm" svg:height="0.4cm" svg:x="2.3cm" svg:y="2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.1cm" svg:height="2.1cm" svg:x="6.1cm" svg:y="20.7cm"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1cm" svg:height="2.1cm" svg:x="6.1cm" svg:y="23.1cm">
          <text:p text:style-name="P1">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4cm" svg:y1="17.7cm" svg:x2="20cm" svg:y2="17.7cm">
          <text:p/>
        </draw:line>
        <draw:custom-shape draw:style-name="gr6" draw:text-style-name="P2" draw:layer="layout" svg:width="4.6cm" svg:height="2.2cm" svg:x="13.1cm" svg:y="21.6cm">
          <text:p text:style-name="P1">INTERFACE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cm" svg:y1="21.7cm" svg:x2="13.1cm" svg:y2="22.7cm">
          <text:p/>
        </draw:line>
        <draw:line draw:style-name="gr2" draw:text-style-name="P3" draw:layer="layout" svg:x1="9.2cm" svg:y1="24.2cm" svg:x2="13.2cm" svg:y2="22.7cm">
          <text:p/>
        </draw:line>
        <draw:frame draw:style-name="gr7" draw:text-style-name="P4" draw:layer="layout" svg:width="0.6cm" svg:height="0.962cm" svg:x="8.9cm" svg:y="7.3cm">
          <draw:text-box>
            <text:p>n</text:p>
          </draw:text-box>
        </draw:frame>
        <draw:frame draw:style-name="gr8" draw:text-style-name="P4" draw:layer="layout" svg:width="0.853cm" svg:height="0.962cm" svg:x="11.947cm" svg:y="7.2cm">
          <draw:text-box>
            <text:p>1</text:p>
          </draw:text-box>
        </draw:frame>
        <draw:frame draw:style-name="gr9" draw:text-style-name="P4" draw:layer="layout" svg:width="0.941cm" svg:height="0.962cm" svg:x="13.757cm" svg:y="4.906cm">
          <draw:text-box>
            <text:p>n</text:p>
          </draw:text-box>
        </draw:frame>
        <draw:line draw:style-name="gr2" draw:text-style-name="P3" draw:layer="layout" svg:x1="16.6cm" svg:y1="10.4cm" svg:x2="16.6cm" svg:y2="12.3cm">
          <text:p/>
        </draw:line>
        <draw:frame draw:style-name="gr10" draw:text-style-name="P4" draw:layer="layout" svg:width="0.853cm" svg:height="0.962cm" svg:x="12.547cm" svg:y="8.538cm">
          <draw:text-box>
            <text:p>1</text:p>
          </draw:text-box>
        </draw:frame>
        <draw:frame draw:style-name="gr11" draw:text-style-name="P4" draw:layer="layout" svg:width="0.9cm" svg:height="1.1cm" svg:x="13.7cm" svg:y="9.5cm">
          <draw:text-box>
            <text:p>1</text:p>
          </draw:text-box>
        </draw:frame>
        <draw:frame draw:style-name="gr7" draw:text-style-name="P4" draw:layer="layout" svg:width="0.7cm" svg:height="0.962cm" svg:x="9cm" svg:y="10.8cm">
          <draw:text-box>
            <text:p>1</text:p>
          </draw:text-box>
        </draw:frame>
        <draw:frame draw:style-name="gr12" draw:text-style-name="P4" draw:layer="layout" svg:width="0.9cm" svg:height="1.162cm" svg:x="9cm" svg:y="13.3cm">
          <draw:text-box>
            <text:p>n</text:p>
          </draw:text-box>
        </draw:frame>
        <draw:frame draw:style-name="gr13" draw:text-style-name="P4" draw:layer="layout" svg:width="0.9cm" svg:height="0.962cm" svg:x="16.5cm" svg:y="11.5cm">
          <draw:text-box>
            <text:p>n</text:p>
          </draw:text-box>
        </draw:frame>
        <draw:frame draw:style-name="gr14" draw:text-style-name="P5" draw:layer="layout" svg:width="0.7cm" svg:height="0.962cm" svg:x="16.5cm" svg:y="10.49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8:10:48.401843914</meta:creation-date>
    <dc:date>2018-01-08T18:45:23.729665795</dc:date>
    <meta:editing-duration>PT9M32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